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ctwithoutfill">
      <style:graphic-properties draw:marker-end="Arrow" draw:marker-end-width="0.2cm" draw:fill="solid" draw:textarea-vertical-align="middle"/>
    </style:style>
    <style:style style:name="gr9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61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3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84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9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6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9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6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2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38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07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61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41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1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64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43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12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66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9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6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8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07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96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and 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4.977cm" svg:height="3.191cm" svg:x="13.4cm" svg:y="12.3cm">
            <draw:text-box>
              <text:p text:style-name="P22"><text:span text:style-name="T23">soil hydrology</text:span></text:p>
              <text:p text:style-name="P22"><text:span text:style-name="T23">rainfall interception</text:span></text:p>
              <text:p text:style-name="P22"><text:span text:style-name="T23">soil water balance</text:span></text:p>
              <text:p text:style-name="P22"><text:span text:style-name="T23">leaf phenology</text:span></text:p>
              <text:p text:style-name="P22"><text:span text:style-name="T23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603cm" svg:x="11.753cm" svg:y="9.266cm">
            <draw:text-box>
              <text:p text:style-name="P22"><text:span text:style-name="T23">energy balance</text:span></text:p>
              <text:p text:style-name="P22"><text:span text:style-name="T23">plant water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8.801cm" svg:y="11.362cm">
            <draw:text-box>
              <text:p><text:span text:style-name="T24">basic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3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6" xml:id="id11" draw:id="id11" draw:layer="layout" svg:width="4.2cm" svg:height="0.79cm" svg:x="7.6cm" svg:y="3.925cm">
          <text:p text:style-name="P25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28" xml:id="id9" draw:id="id9" draw:layer="layout" svg:width="5.53cm" svg:height="1.044cm" svg:x="19.67cm" svg:y="8.443cm">
          <text:p text:style-name="P27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6" xml:id="id8" draw:id="id8" draw:layer="layout" svg:width="4cm" svg:height="1.026cm" svg:x="7.6cm" svg:y="5.817cm">
          <text:p text:style-name="P25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30" draw:layer="layout" svg:width="4.052cm" svg:height="0.952cm" svg:x="13.448cm" svg:y="3.6cm">
          <text:p text:style-name="P29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32" xml:id="id10" draw:id="id10" draw:layer="layout" svg:width="4.386cm" svg:height="0.897cm" svg:x="19.614cm" svg:y="5.903cm">
          <text:p text:style-name="P31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30" draw:layer="layout" svg:width="5.4cm" svg:height="0.6cm" svg:x="12.6cm" svg:y="9.657cm">
          <text:p text:style-name="P29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26" xml:id="id13" draw:id="id13" draw:layer="layout" svg:width="3.6cm" svg:height="1.026cm" svg:x="6.8cm" svg:y="12.507cm">
          <text:p text:style-name="P25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26" xml:id="id16" draw:id="id16" draw:layer="layout" svg:width="5.066cm" svg:height="1.026cm" svg:x="19.527cm" svg:y="13.123cm">
          <text:p text:style-name="P25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5.4cm" svg:height="0.6cm" svg:x="12.8cm" svg:y="14.4cm">
          <text:p text:style-name="P29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4" draw:text-style-name="P26" xml:id="id14" draw:id="id14" draw:layer="layout" svg:width="5.537cm" svg:height="1.026cm" svg:x="19.472cm" svg:y="11.368cm">
          <text:p text:style-name="P25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5" draw:text-style-name="P28" xml:id="id15" draw:id="id15" draw:layer="layout" svg:width="3.51cm" svg:height="1.304cm" svg:x="8.69cm" svg:y="11.268cm">
          <text:p text:style-name="P27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5.4cm" svg:height="0.6cm" svg:x="13cm" svg:y="8.22cm">
          <text:p text:style-name="P29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6" draw:text-style-name="P30" draw:layer="layout" svg:width="5.8cm" svg:height="0.952cm" svg:x="12.6cm" svg:y="5.585cm">
          <text:p text:style-name="P29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7" draw:text-style-name="P1" draw:layer="layout" svg:x1="11.484cm" svg:y1="5.817cm" svg:x2="10.468cm" svg:y2="4.718cm">
          <text:p/>
        </draw:line>
        <draw:line draw:name="Line 29" draw:style-name="gr88" draw:text-style-name="P1" draw:layer="layout" svg:x1="13.516cm" svg:y1="12.284cm" svg:x2="18.527cm" svg:y2="13.808cm">
          <text:p/>
        </draw:line>
        <draw:custom-shape draw:name="CustomShape 30" draw:style-name="gr89" draw:text-style-name="P1" draw:layer="layout" svg:width="4.854cm" svg:height="0.137cm" svg:x="13.716cm" svg:y="11.1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0" draw:text-style-name="P30" draw:layer="layout" svg:width="5.2cm" svg:height="0.952cm" svg:x="13cm" svg:y="11.238cm">
          <text:p text:style-name="P29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26" xml:id="id17" draw:id="id17" draw:layer="layout" svg:width="5.391cm" svg:height="1.086cm" svg:x="19.409cm" svg:y="15.959cm">
          <text:p text:style-name="P25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7" draw:text-style-name="P1" draw:layer="layout" svg:x1="11.484cm" svg:y1="11.268cm" svg:x2="10.214cm" svg:y2="4.718cm">
          <text:p/>
        </draw:line>
        <draw:custom-shape draw:name="CustomShape 35" draw:style-name="gr92" draw:text-style-name="P1" draw:layer="layout" svg:width="5.404cm" svg:height="0.003cm" svg:x="13.508cm" svg:y="5.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34" draw:layer="layout" svg:width="5.909cm" svg:height="0.718cm" svg:x="12.891cm" svg:y="2.424cm">
          <text:p text:style-name="P33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7" draw:text-style-name="P1" draw:layer="layout" svg:x1="21.782cm" svg:y1="12.538cm" svg:x2="22.798cm" svg:y2="13.3cm">
          <text:p/>
        </draw:line>
        <draw:custom-shape draw:name="CustomShape 42" draw:style-name="gr94" draw:text-style-name="P36" draw:layer="layout" svg:width="5.2cm" svg:height="0.6cm" svg:x="13cm" svg:y="12.884cm">
          <text:p text:style-name="P35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5" draw:text-style-name="P26" xml:id="id18" draw:id="id18" draw:layer="layout" svg:width="4.937cm" svg:height="1.521cm" svg:x="7.663cm" svg:y="15.7cm">
          <text:p text:style-name="P25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8" draw:text-style-name="P1" draw:layer="layout" svg:x1="8.182cm" svg:y1="12.03cm" svg:x2="9.51cm" svg:y2="4.615cm">
          <text:p/>
        </draw:line>
        <draw:custom-shape draw:name="CustomShape 45" draw:style-name="gr96" draw:text-style-name="P30" draw:layer="layout" svg:width="5.6cm" svg:height="0.952cm" svg:x="13cm" svg:y="15.5cm">
          <text:p text:style-name="P29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" draw:layer="layout" svg:x1="10.368cm" svg:y1="10.406cm" svg:x2="8.69cm" svg:y2="12.03cm">
          <text:p/>
        </draw:line>
        <draw:line draw:name="Line 47" draw:style-name="gr88" draw:text-style-name="P1" draw:layer="layout" svg:x1="0cm" svg:y1="0cm" svg:x2="0.001cm" svg:y2="0.001cm">
          <text:p/>
        </draw:line>
        <draw:connector draw:style-name="gr97" draw:text-style-name="P37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8" draw:text-style-name="P37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99" draw:text-style-name="P37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7" draw:text-style-name="P37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7" draw:text-style-name="P37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7" draw:text-style-name="P37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7" draw:text-style-name="P37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7" draw:text-style-name="P37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0" draw:text-style-name="P28" xml:id="id12" draw:id="id12" draw:layer="layout" svg:width="4.386cm" svg:height="0.897cm" svg:x="19.614cm" svg:y="3.903cm">
          <text:p text:style-name="P27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0" draw:text-style-name="P39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1" draw:text-style-name="P41" draw:layer="layout" svg:width="2.4cm" svg:height="1.026cm" svg:x="0cm" svg:y="0cm">
          <text:p text:style-name="P40"><text:span text:style-name="T29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2" draw:text-style-name="P41" draw:layer="layout" svg:width="2.4cm" svg:height="0.8cm" svg:x="4.7cm" svg:y="0cm">
          <text:p text:style-name="P40"><text:span text:style-name="T29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2" draw:text-style-name="P41" draw:layer="layout" svg:width="2.4cm" svg:height="0.8cm" svg:x="9.5cm" svg:y="0cm">
          <text:p text:style-name="P40"><text:span text:style-name="T29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2" draw:text-style-name="P41" draw:layer="layout" svg:width="2.4cm" svg:height="0.8cm" svg:x="14.2cm" svg:y="0cm">
          <text:p text:style-name="P40"><text:span text:style-name="T29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2" draw:text-style-name="P41" draw:layer="layout" svg:width="2.4cm" svg:height="0.8cm" svg:x="19cm" svg:y="0cm">
          <text:p text:style-name="P40"><text:span text:style-name="T29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2" draw:text-style-name="P41" draw:layer="layout" svg:width="2.4cm" svg:height="0.8cm" svg:x="23.9cm" svg:y="0cm">
          <text:p text:style-name="P40"><text:span text:style-name="T30">1</text:span><text:span text:style-name="T29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3" draw:text-style-name="P30" xml:id="id20" draw:id="id20" draw:layer="layout" svg:width="1.8cm" svg:height="0.9cm" svg:x="0cm" svg:y="2.4cm">
          <text:p text:style-name="P29"><text:span text:style-name="T31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4" draw:text-style-name="P30" xml:id="id21" draw:id="id21" draw:layer="layout" svg:width="2.2cm" svg:height="0.9cm" svg:x="0cm" svg:y="3.399cm">
          <text:p text:style-name="P29"><text:span text:style-name="T31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5" draw:text-style-name="P30" xml:id="id23" draw:id="id23" draw:layer="layout" svg:width="2cm" svg:height="0.9cm" svg:x="0cm" svg:y="4.373cm">
          <text:p text:style-name="P29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6" draw:text-style-name="P30" xml:id="id19" draw:id="id19" draw:layer="layout" svg:width="2.6cm" svg:height="1.4cm" svg:x="3.6cm" svg:y="2.1cm">
          <text:p text:style-name="P29"><text:span text:style-name="T32">Shrub allometries</text:span></text:p>
          <text:p text:style-name="P29"><text:span text:style-name="T31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42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7" draw:text-style-name="P42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3" draw:text-style-name="P26" xml:id="id31" draw:id="id31" draw:layer="layout" svg:width="1.8cm" svg:height="0.9cm" svg:x="0.1cm" svg:y="11.8cm">
          <text:p text:style-name="P25"><text:span text:style-name="T31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6" draw:text-style-name="P30" xml:id="id22" draw:id="id22" draw:layer="layout" svg:width="2.6cm" svg:height="1.4cm" svg:x="16.6cm" svg:y="1.6cm">
          <text:p text:style-name="P29"><text:span text:style-name="T32">Tree allometries</text:span></text:p>
          <text:p text:style-name="P29"><text:span text:style-name="T31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6cm" svg:y1="2.3cm" svg:x2="2cm" svg:y2="4.823cm" draw:start-shape="id22" draw:start-glue-point="3" draw:end-shape="id23" draw:end-glue-point="1" svg:d="M16600 2300l-14600 2523" svg:viewBox="0 0 14601 2524">
          <text:p/>
        </draw:connector>
        <draw:custom-shape draw:name="CustomShape 8_12" draw:style-name="gr109" draw:text-style-name="P26" xml:id="id24" draw:id="id24" draw:layer="layout" svg:width="3.5cm" svg:height="1.2cm" svg:x="22.9cm" svg:y="2.2cm">
          <text:p text:style-name="P25"><text:span text:style-name="T31">StemAF/conduit2sapwood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2.9cm" svg:y1="2.8cm" svg:x2="2cm" svg:y2="4.823cm" draw:start-shape="id24" draw:start-glue-point="3" draw:end-shape="id23" draw:end-glue-point="1" svg:d="M22900 2800l-20900 2023" svg:viewBox="0 0 20901 2024">
          <text:p/>
        </draw:connector>
        <draw:custom-shape draw:name="CustomShape 8_13" draw:style-name="gr110" draw:text-style-name="P26" xml:id="id26" draw:id="id26" draw:layer="layout" svg:width="3.2cm" svg:height="0.9cm" svg:x="0cm" svg:y="0.973cm">
          <text:p text:style-name="P25"><text:span text:style-name="T31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1" draw:text-style-name="P44" xml:id="id25" draw:id="id25" draw:layer="layout" svg:width="2.7cm" svg:height="1.227cm" svg:x="21.6cm" svg:y="0.673cm">
          <text:p text:style-name="P43"><text:span text:style-name="T33">Leaf phenology</text:span></text:p>
          <text:p text:style-name="P43"><text:span text:style-name="T31">(9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1.6cm" svg:y1="1.286cm" svg:x2="3.2cm" svg:y2="1.423cm" draw:start-shape="id25" draw:start-glue-point="3" draw:end-shape="id26" draw:end-glue-point="1" svg:d="M21600 1286l-18400 137" svg:viewBox="0 0 18401 138">
          <text:p/>
        </draw:connector>
        <draw:custom-shape draw:name="CustomShape 8_15" draw:style-name="gr113" draw:text-style-name="P26" xml:id="id47" draw:id="id47" draw:layer="layout" svg:width="2.422cm" svg:height="0.8cm" svg:x="-0.122cm" svg:y="5.3cm">
          <text:p text:style-name="P25"><text:span text:style-name="T31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4" draw:text-style-name="P26" xml:id="id27" draw:id="id27" draw:layer="layout" svg:width="1.4cm" svg:height="1.2cm" svg:x="3.4cm" svg:y="7.3cm">
          <text:p text:style-name="P25"><text:span text:style-name="T31">SLA</text:span></text:p>
          <text:p text:style-name="P25"><text:span text:style-name="T31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4cm" svg:y1="7.9cm" svg:x2="2.4cm" svg:y2="6.45cm" draw:start-shape="id27" draw:start-glue-point="3" draw:end-shape="id28" draw:end-glue-point="6" svg:d="M3400 7900l-1000-1450" svg:viewBox="0 0 1001 1451">
          <text:p/>
        </draw:connector>
        <draw:custom-shape draw:name="CustomShape 8_17" draw:style-name="gr113" draw:text-style-name="P26" draw:layer="layout" svg:width="2.422cm" svg:height="0.8cm" svg:x="-0.222cm" svg:y="6.8cm">
          <text:p text:style-name="P25"><text:span text:style-name="T31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5" draw:text-style-name="P45" xml:id="id28" draw:id="id28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2" draw:text-style-name="P41" draw:layer="layout" svg:width="2.4cm" svg:height="0.8cm" svg:x="2.2cm" svg:y="0cm">
          <text:p text:style-name="P40"><text:span text:style-name="T29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.1cm" svg:y1="7.7cm" svg:x2="2.4cm" svg:y2="6.45cm" draw:start-shape="id29" draw:start-glue-point="3" draw:end-shape="id28" draw:end-glue-point="6" svg:d="M7100 7700l-4700-1250" svg:viewBox="0 0 4701 1251">
          <text:p/>
        </draw:connector>
        <draw:custom-shape draw:name="CustomShape 8_20" draw:style-name="gr102" draw:text-style-name="P41" draw:layer="layout" svg:width="2.4cm" svg:height="0.8cm" svg:x="7.2cm" svg:y="0cm">
          <text:p text:style-name="P40"><text:span text:style-name="T29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2" draw:text-style-name="P41" draw:layer="layout" svg:width="2.4cm" svg:height="0.8cm" svg:x="12cm" svg:y="0cm">
          <text:p text:style-name="P40"><text:span text:style-name="T29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2" draw:text-style-name="P41" draw:layer="layout" svg:width="2.4cm" svg:height="0.8cm" svg:x="21.3cm" svg:y="0cm">
          <text:p text:style-name="P40"><text:span text:style-name="T29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2" draw:text-style-name="P41" draw:layer="layout" svg:width="2.4cm" svg:height="0.8cm" svg:x="16.6cm" svg:y="0cm">
          <text:p text:style-name="P40"><text:span text:style-name="T29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6" draw:text-style-name="P26" xml:id="id30" draw:id="id30" draw:layer="layout" svg:width="2.5cm" svg:height="1.2cm" svg:x="21.3cm" svg:y="6.6cm">
          <text:p text:style-name="P25"><text:span text:style-name="T31">WUE</text:span></text:p>
          <text:p text:style-name="P25"><text:span text:style-name="T31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1.3cm" svg:y1="7.2cm" svg:x2="1.9cm" svg:y2="12.25cm" draw:start-shape="id30" draw:start-glue-point="3" draw:end-shape="id31" draw:end-glue-point="1" svg:d="M21300 7200l-19400 5050" svg:viewBox="0 0 19401 5051">
          <text:p/>
        </draw:connector>
        <draw:custom-shape draw:name="CustomShape 8_25" draw:style-name="gr117" draw:text-style-name="P26" xml:id="id32" draw:id="id32" draw:layer="layout" svg:width="1.9cm" svg:height="1.2cm" svg:x="14.544cm" svg:y="7.079cm">
          <text:p text:style-name="P25"><text:span text:style-name="T31">Al2As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544cm" svg:y1="7.679cm" svg:x2="1.9cm" svg:y2="12.25cm" draw:start-shape="id32" draw:start-glue-point="3" draw:end-shape="id31" draw:end-glue-point="1" svg:d="M14544 7679l-12644 4571" svg:viewBox="0 0 12645 4572">
          <text:p/>
        </draw:connector>
        <draw:custom-shape draw:name="CustomShape 8_26" draw:style-name="gr118" draw:text-style-name="P26" xml:id="id33" draw:id="id33" draw:layer="layout" svg:width="1.7cm" svg:height="1.2cm" svg:x="15.4cm" svg:y="5.2cm">
          <text:p text:style-name="P25"><text:span text:style-name="T31">r635</text:span></text:p>
          <text:p text:style-name="P25"><text:span text:style-name="T31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5.4cm" svg:y1="5.8cm" svg:x2="2.4cm" svg:y2="6.45cm" draw:start-shape="id33" draw:start-glue-point="3" draw:end-shape="id28" draw:end-glue-point="6" svg:d="M15400 5800l-13000 650" svg:viewBox="0 0 13001 651">
          <text:p/>
        </draw:connector>
        <draw:custom-shape draw:name="CustomShape 8_18" draw:style-name="gr116" draw:text-style-name="P26" xml:id="id29" draw:id="id29" draw:layer="layout" svg:width="2.5cm" svg:height="1.2cm" svg:x="7.1cm" svg:y="7.1cm">
          <text:p text:style-name="P25"><text:span text:style-name="T31">LeafWidth</text:span></text:p>
          <text:p text:style-name="P25"><text:span text:style-name="T31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19" draw:text-style-name="P26" xml:id="id34" draw:id="id34" draw:layer="layout" svg:width="2.8cm" svg:height="1.2cm" svg:x="3.6cm" svg:y="17.4cm">
          <text:p text:style-name="P25"><text:span text:style-name="T31">WoodDensity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6cm" svg:y1="18cm" svg:x2="1.9cm" svg:y2="12.25cm" draw:start-shape="id34" draw:start-glue-point="3" draw:end-shape="id31" draw:end-glue-point="1" svg:d="M3600 18000l-1700-5750" svg:viewBox="0 0 1701 5751">
          <text:p/>
        </draw:connector>
        <draw:custom-shape draw:name="CustomShape 8_28" draw:style-name="gr119" draw:text-style-name="P26" xml:id="id35" draw:id="id35" draw:layer="layout" svg:width="2.8cm" svg:height="1.2cm" svg:x="7cm" svg:y="8.3cm">
          <text:p text:style-name="P25"><text:span text:style-name="T31">LeafDensity</text:span></text:p>
          <text:p text:style-name="P25"><text:span text:style-name="T31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cm" svg:y1="8.9cm" svg:x2="1.9cm" svg:y2="12.25cm" draw:start-shape="id35" draw:start-glue-point="3" draw:end-shape="id31" draw:end-glue-point="1" svg:d="M7000 8900l-5100 3350" svg:viewBox="0 0 5101 3351">
          <text:p/>
        </draw:connector>
        <draw:custom-shape draw:name="CustomShape 8_29" draw:style-name="gr120" draw:text-style-name="P26" xml:id="id36" draw:id="id36" draw:layer="layout" svg:width="2.7cm" svg:height="1.2cm" svg:x="23.336cm" svg:y="17.241cm">
          <text:p text:style-name="P25"><text:span text:style-name="T31">StemPI0 / StemEPS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1" draw:text-style-name="P26" xml:id="id37" draw:id="id37" draw:layer="layout" svg:width="1.6cm" svg:height="1.2cm" svg:x="9.9cm" svg:y="10.2cm">
          <text:p text:style-name="P25"><text:span text:style-name="T31">P50</text:span></text:p>
          <text:p text:style-name="P25"><text:span text:style-name="T31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9.9cm" svg:y1="10.8cm" svg:x2="1.9cm" svg:y2="12.25cm" draw:start-shape="id37" draw:start-glue-point="3" draw:end-shape="id31" draw:end-glue-point="1" svg:d="M9900 10800l-8000 1450" svg:viewBox="0 0 8001 1451">
          <text:p/>
        </draw:connector>
        <draw:custom-shape draw:name="CustomShape 8_31" draw:style-name="gr117" draw:text-style-name="P26" xml:id="id38" draw:id="id38" draw:layer="layout" svg:width="1.9cm" svg:height="1.2cm" svg:x="12.4cm" svg:y="10.6cm">
          <text:p text:style-name="P25"><text:span text:style-name="T31">VCstem</text:span></text:p>
          <text:p text:style-name="P25"><text:span text:style-name="T31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7" draw:text-style-name="P26" xml:id="id39" draw:id="id39" draw:layer="layout" svg:width="1.9cm" svg:height="1.2cm" svg:x="24.1cm" svg:y="7.7cm">
          <text:p text:style-name="P25"><text:span text:style-name="T31">VCroot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4.1cm" svg:y1="8.3cm" svg:x2="11.5cm" svg:y2="10.8cm" draw:start-shape="id39" draw:start-glue-point="3" draw:end-shape="id37" draw:end-glue-point="1" svg:d="M24100 8300l-12600 2500" svg:viewBox="0 0 12601 2501">
          <text:p/>
        </draw:connector>
        <draw:custom-shape draw:name="CustomShape 8_33" draw:style-name="gr121" draw:text-style-name="P26" xml:id="id41" draw:id="id41" draw:layer="layout" svg:width="1.6cm" svg:height="1.2cm" svg:x="14.6cm" svg:y="11.2cm">
          <text:p text:style-name="P25"><text:span text:style-name="T31">Ptlp</text:span></text:p>
          <text:p text:style-name="P25"><text:span text:style-name="T31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2" draw:text-style-name="P26" xml:id="id40" draw:id="id40" draw:layer="layout" svg:width="2.136cm" svg:height="1.2cm" svg:x="17cm" svg:y="12.404cm">
          <text:p text:style-name="P25"><text:span text:style-name="T31">LeafPI0 / LeafEPS</text:span></text:p>
          <text:p text:style-name="P25"><text:span text:style-name="T31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cm" svg:y1="13.004cm" svg:x2="1.9cm" svg:y2="12.25cm" draw:start-shape="id40" draw:start-glue-point="3" draw:end-shape="id31" draw:end-glue-point="1" svg:d="M17000 13004l-15100-754" svg:viewBox="0 0 15101 755">
          <text:p/>
        </draw:connector>
        <draw:connector draw:style-name="gr108" draw:text-style-name="P37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3" draw:text-style-name="P26" xml:id="id42" draw:id="id42" draw:layer="layout" svg:width="2.2cm" svg:height="1.2cm" svg:x="23.9cm" svg:y="11.1cm">
          <text:p text:style-name="P25"><text:span text:style-name="T31">VC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4" draw:text-style-name="P26" xml:id="id43" draw:id="id43" draw:layer="layout" svg:width="2cm" svg:height="1.2cm" svg:x="18.8cm" svg:y="14.2cm">
          <text:p text:style-name="P25"><text:span text:style-name="T31">Gswmax</text:span></text:p>
          <text:p text:style-name="P25"><text:span text:style-name="T31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8.8cm" svg:y1="14.8cm" svg:x2="1.9cm" svg:y2="12.25cm" draw:start-shape="id43" draw:start-glue-point="3" draw:end-shape="id31" draw:end-glue-point="1" svg:d="M18800 14800l-16900-2550" svg:viewBox="0 0 16901 2551">
          <text:p/>
        </draw:connector>
        <draw:custom-shape draw:name="CustomShape 8_37" draw:style-name="gr124" draw:text-style-name="P26" xml:id="id44" draw:id="id44" draw:layer="layout" svg:width="2cm" svg:height="1.2cm" svg:x="17.5cm" svg:y="15.8cm">
          <text:p text:style-name="P25"><text:span text:style-name="T31">Gswmin</text:span></text:p>
          <text:p text:style-name="P25"><text:span text:style-name="T31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5cm" svg:y1="16.4cm" svg:x2="1.9cm" svg:y2="12.25cm" draw:start-shape="id44" draw:start-glue-point="3" draw:end-shape="id31" draw:end-glue-point="1" svg:d="M17500 16400l-15600-4150" svg:viewBox="0 0 15601 4151">
          <text:p/>
        </draw:connector>
        <draw:custom-shape draw:name="CustomShape 8_38" draw:style-name="gr125" draw:text-style-name="P26" xml:id="id45" draw:id="id45" draw:layer="layout" svg:width="2.3cm" svg:height="1.2cm" svg:x="23.9cm" svg:y="14.2cm">
          <text:p text:style-name="P25"><text:span text:style-name="T31">kmax_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6" draw:text-style-name="P26" xml:id="id46" draw:id="id46" draw:layer="layout" svg:width="2.5cm" svg:height="1.2cm" svg:x="23.6cm" svg:y="4.3cm">
          <text:p text:style-name="P25"><text:span text:style-name="T32">Interception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6" draw:text-style-name="P26" xml:id="id48" draw:id="id48" draw:layer="layout" svg:width="2.5cm" svg:height="1.2cm" svg:x="13.3cm" svg:y="14.3cm">
          <text:p text:style-name="P25"><text:span text:style-name="T31">Kmax_stem</text:span></text:p>
          <text:p text:style-name="P25"><text:span text:style-name="T31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3.3cm" svg:y1="14.9cm" svg:x2="1.9cm" svg:y2="12.25cm" draw:start-shape="id48" draw:start-glue-point="3" draw:end-shape="id31" draw:end-glue-point="1" svg:d="M13300 14900l-11400-2650" svg:viewBox="0 0 11401 2651">
          <text:p/>
        </draw:connector>
        <draw:connector draw:style-name="gr126" draw:text-style-name="P37" draw:layer="layout" draw:type="line" svg:x1="21.3cm" svg:y1="7.2cm" svg:x2="2.4cm" svg:y2="6.45cm" draw:start-shape="id30" draw:start-glue-point="3" draw:end-shape="id28" draw:end-glue-point="6" svg:d="M21300 7200l-18900-750" svg:viewBox="0 0 18901 751">
          <text:p/>
        </draw:connector>
        <draw:connector draw:style-name="gr126" draw:text-style-name="P37" draw:layer="layout" draw:type="line" svg:x1="14.544cm" svg:y1="7.679cm" svg:x2="2.4cm" svg:y2="6.45cm" draw:start-shape="id32" draw:start-glue-point="3" draw:end-shape="id28" draw:end-glue-point="6" svg:d="M14544 7679l-12144-1229" svg:viewBox="0 0 12145 1230">
          <text:p/>
        </draw:connector>
        <draw:connector draw:style-name="gr126" draw:text-style-name="P37" draw:layer="layout" draw:type="line" svg:x1="13.3cm" svg:y1="14.9cm" svg:x2="2cm" svg:y2="4.823cm" draw:start-shape="id48" draw:start-glue-point="3" draw:end-shape="id23" draw:end-glue-point="1" svg:d="M13300 14900l-11300-10077" svg:viewBox="0 0 11301 10078">
          <text:p/>
        </draw:connector>
        <draw:connector draw:style-name="gr126" draw:text-style-name="P37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8" draw:text-style-name="P26" xml:id="id49" draw:id="id49" draw:layer="layout" svg:width="1.7cm" svg:height="1.2cm" svg:x="17.1cm" svg:y="3.9cm">
          <text:p text:style-name="P25"><text:span text:style-name="T31">SAV</text:span></text:p>
          <text:p text:style-name="P25"><text:span text:style-name="T31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1cm" svg:y1="4.5cm" svg:x2="2.4cm" svg:y2="6.45cm" draw:start-shape="id49" draw:start-glue-point="3" draw:end-shape="id28" draw:end-glue-point="6" svg:d="M17100 4500l-14700 1950" svg:viewBox="0 0 14701 1951">
          <text:p/>
        </draw:connector>
        <draw:custom-shape draw:name="CustomShape 8_42" draw:style-name="gr116" draw:text-style-name="P26" xml:id="id50" draw:id="id50" draw:layer="layout" svg:width="2.5cm" svg:height="1.2cm" svg:x="14.6cm" svg:y="3.4cm">
          <text:p text:style-name="P25"><text:span text:style-name="T31">HeatContent</text:span></text:p>
          <text:p text:style-name="P25"><text:span text:style-name="T31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6cm" svg:y1="4cm" svg:x2="2.4cm" svg:y2="6.45cm" draw:start-shape="id50" draw:start-glue-point="3" draw:end-shape="id28" draw:end-glue-point="6" svg:d="M14600 4000l-12200 2450" svg:viewBox="0 0 12201 2451">
          <text:p/>
        </draw:connector>
        <draw:custom-shape draw:name="CustomShape 8_43" draw:style-name="gr127" draw:text-style-name="P26" xml:id="id51" draw:id="id51" draw:layer="layout" svg:width="2.9cm" svg:height="1.2cm" svg:x="19.4cm" svg:y="5.7cm">
          <text:p text:style-name="P25"><text:span text:style-name="T31">LigninContent</text:span></text:p>
          <text:p text:style-name="P25"><text:span text:style-name="T31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9.4cm" svg:y1="6.3cm" svg:x2="2.4cm" svg:y2="6.45cm" draw:start-shape="id51" draw:start-glue-point="3" draw:end-shape="id28" draw:end-glue-point="6" svg:d="M19400 6300l-17000 150" svg:viewBox="0 0 17001 151">
          <text:p/>
        </draw:connector>
        <draw:custom-shape draw:name="CustomShape 8_44" draw:style-name="gr128" draw:text-style-name="P26" xml:id="id52" draw:id="id52" draw:layer="layout" svg:width="1.8cm" svg:height="1.2cm" svg:x="4.2cm" svg:y="15.4cm">
          <text:p text:style-name="P25"><text:span text:style-name="T31">Narea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4.2cm" svg:y1="16cm" svg:x2="1.9cm" svg:y2="12.25cm" draw:start-shape="id52" draw:start-glue-point="3" draw:end-shape="id31" draw:end-glue-point="1" svg:d="M4200 16000l-2300-3750" svg:viewBox="0 0 2301 3751">
          <text:p/>
        </draw:connector>
        <draw:custom-shape draw:name="CustomShape 8_45" draw:style-name="gr123" draw:text-style-name="P26" xml:id="id54" draw:id="id54" draw:layer="layout" svg:width="2.2cm" svg:height="1.2cm" svg:x="13.5cm" svg:y="16.7cm">
          <text:p text:style-name="P25"><text:span text:style-name="T31">Vmax298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6" draw:style-name="gr123" draw:text-style-name="P26" xml:id="id53" draw:id="id53" draw:layer="layout" svg:width="2.2cm" svg:height="1.2cm" svg:x="16.2cm" svg:y="16.7cm">
          <text:p text:style-name="P25"><text:span text:style-name="T31">Jmax298</text:span></text:p>
          <text:p text:style-name="P25"><text:span text:style-name="T31">(6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17.3cm" svg:x2="15.7cm" svg:y2="17.3cm" draw:start-shape="id53" draw:start-glue-point="3" draw:end-shape="id54" draw:end-glue-point="1" svg:d="M16200 17300h-500" svg:viewBox="0 0 501 1">
          <text:p/>
        </draw:connector>
        <draw:connector draw:style-name="gr108" draw:text-style-name="P37" draw:layer="layout" draw:type="line" svg:x1="13.5cm" svg:y1="17.3cm" svg:x2="6cm" svg:y2="16cm" draw:start-shape="id54" draw:start-glue-point="3" draw:end-shape="id52" draw:end-glue-point="1" svg:d="M13500 17300l-7500-1300" svg:viewBox="0 0 7501 1301">
          <text:p/>
        </draw:connector>
        <draw:connector draw:style-name="gr108" draw:text-style-name="P37" draw:layer="layout" draw:type="line" svg:x1="13.5cm" svg:y1="17.324cm" svg:x2="4.1cm" svg:y2="8.5cm" draw:end-shape="id27" draw:end-glue-point="2" svg:d="M13500 17324l-9400-8824" svg:viewBox="0 0 9401 8825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7-09T17:06:50.178776874</dc:date>
    <meta:editing-cycles>185</meta:editing-cycles>
    <dc:title>Presentación de PowerPoint</dc:title>
    <meta:editing-duration>P1DT14H25M33S</meta:editing-duration>
    <meta:generator>LibreOffice/6.4.7.2$Linux_X86_64 LibreOffice_project/40$Build-2</meta:generator>
    <meta:document-statistic meta:object-count="7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